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4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|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|4</text:p>
          </table:table-cell>
          <table:table-cell table:number-columns-repeated="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6|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|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|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6|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4|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|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2:00:55.230830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3T00:12:56.977206675</meta:creation-date>
    <dc:date>2022-03-13T14:40:27.118609560</dc:date>
    <meta:editing-duration>PT3H14M22S</meta:editing-duration>
    <meta:editing-cycles>2</meta:editing-cycles>
    <meta:generator>LibreOffice/7.3.1.3$Linux_X86_64 LibreOffice_project/30$Build-3</meta:generator>
    <meta:document-statistic meta:table-count="1" meta:cell-count="131" meta:object-count="0"/>
  </office:meta>
</office:document-meta>
</file>